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4db2"/>
    </style:style>
    <style:style style:name="P2" style:family="paragraph" style:parent-style-name="Standard">
      <style:text-properties officeooo:rsid="001baf4b" officeooo:paragraph-rsid="001baf4b"/>
    </style:style>
    <style:style style:name="P3" style:family="paragraph" style:parent-style-name="Standard">
      <style:text-properties officeooo:rsid="001a4db2" officeooo:paragraph-rsid="001a4db2"/>
    </style:style>
    <style:style style:name="P4" style:family="paragraph" style:parent-style-name="Standard">
      <style:text-properties officeooo:rsid="001c4f8b" officeooo:paragraph-rsid="001c4f8b"/>
    </style:style>
    <style:style style:name="T1" style:family="text">
      <style:text-properties officeooo:rsid="001a4db2"/>
    </style:style>
    <style:style style:name="T2" style:family="text">
      <style:text-properties officeooo:rsid="001baf4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Виктория Придатко <text:s/>= <text:s/>-</text:span><text:a xlink:type="simple" xlink:href="https://www.facebook.com/vika.prydatko" text:style-name="Internet_20_link" text:visited-style-name="Visited_20_Internet_20_Link">https://www.facebook.com/vika.prydatko</text:a> <text:s text:c="2"/><text:span text:style-name="T2">Любительница котов. </text:span></text:p>
      <text:p text:style-name="Standard"/>
      <text:p text:style-name="Standard"/>
      <text:p text:style-name="P3">ее <text:s/>аналитика по <text:s/>оплате труда в Ай Ти. </text:p>
      <text:p text:style-name="P1"/>
      <text:p text:style-name="P1"/>
      <text:p text:style-name="P1"/>
      <text:p text:style-name="P1"><text:a xlink:type="simple" xlink:href="https://m.facebook.com/story.php?story_fbid=10222546781793196&amp;id=1080492961" text:style-name="Internet_20_link" text:visited-style-name="Visited_20_Internet_20_Link">https://m.facebook.com/story.php?story_fbid=10222546781793196&amp;id=1080492961</text:a> <text:s/><text:span text:style-name="T2">Пост от 4 февраля. </text:span></text:p>
      <text:p text:style-name="P1"/>
      <text:p text:style-name="P1"><text:a xlink:type="simple" xlink:href="https://www.facebook.com/photo/?fbid=10222571757897583&amp;set=pcb.10222571772737954" text:style-name="Internet_20_link" text:visited-style-name="Visited_20_Internet_20_Link">https://www.facebook.com/photo/?fbid=10222571757897583&amp;set=pcb.10222571772737954</text:a> — <text:span text:style-name="T2">пост от 9 февраля. </text:span></text:p>
      <text:p text:style-name="P1"/>
      <text:p text:style-name="P2">Наверное <text:s text:c="3"/>еще написала бы но началась война. </text:p>
      <text:p text:style-name="P2">Тем не менее можно задавать вопросы.</text:p>
      <text:p text:style-name="P2"/>
      <text:p text:style-name="P2"><text:s/></text:p>
      <text:p text:style-name="P4">4028 0820 0474 2522 <text:s/>Сергей карта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3T21:11:06.606287770</meta:creation-date>
    <meta:editing-duration>PT9M34S</meta:editing-duration>
    <meta:editing-cycles>2</meta:editing-cycles>
    <meta:generator>LibreOffice/6.4.7.2$Linux_X86_64 LibreOffice_project/40$Build-2</meta:generator>
    <dc:date>2022-04-03T21:19:51.705685961</dc:date>
    <meta:document-statistic meta:table-count="0" meta:image-count="0" meta:object-count="0" meta:page-count="1" meta:paragraph-count="8" meta:word-count="43" meta:character-count="439" meta:non-whitespace-character-count="385"/>
  </office:meta>
</office:document-meta>
</file>